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6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7" style:family="paragraph" style:parent-style-name="Текст1">
      <style:paragraph-properties fo:text-align="center" style:justify-single-word="false"/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P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style:font-name="Lucida Console" fo:font-size="8pt" style:font-size-asian="8pt" style:font-size-complex="8pt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22" style:family="paragraph" style:parent-style-name="Standard" style:list-style-name="WW8Num2">
      <style:paragraph-properties fo:margin-left="0cm" fo:margin-right="0cm" fo:text-indent="0cm" style:auto-text-indent="false"/>
      <style:text-properties style:font-name="Lucida Console" fo:font-size="10pt" style:font-size-asian="10pt" style:font-size-complex="10pt"/>
    </style:style>
    <style:style style:name="P23" style:family="paragraph" style:parent-style-name="Standard">
      <style:paragraph-properties fo:margin-left="2.498cm" fo:margin-right="0cm" fo:text-indent="0cm" style:auto-text-indent="false"/>
      <style:text-properties style:font-name="Lucida Console" fo:font-size="8pt" style:font-size-asian="8pt" style:font-size-complex="8pt"/>
    </style:style>
    <style:style style:name="P24" style:family="paragraph" style:parent-style-name="Standard">
      <style:paragraph-properties fo:margin-left="3.747cm" fo:margin-right="0cm" fo:text-indent="0cm" style:auto-text-indent="false"/>
    </style:style>
    <style:style style:name="P25" style:family="paragraph" style:parent-style-name="Standard">
      <style:paragraph-properties fo:margin-left="3.747cm" fo:margin-right="0cm" fo:text-indent="0cm" style:auto-text-indent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3.747cm" fo:margin-right="0cm" fo:text-indent="0cm" style:auto-text-indent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27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weight="normal" style:font-weight-asian="normal" style:font-weight-complex="normal"/>
    </style:style>
    <style:style style:name="P2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9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30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31" style:family="paragraph" style:parent-style-name="Heading_20_2" style:list-style-name="WW8Num2"/>
    <style:style style:name="P32" style:family="paragraph" style:parent-style-name="Preformatted_20_Text" style:list-style-name="L1">
      <style:text-properties style:font-name="Lucida Console" fo:font-size="10pt" fo:font-weight="normal" style:font-weight-asian="normal" style:font-weight-complex="normal"/>
    </style:style>
    <style:style style:name="P33" style:family="paragraph" style:parent-style-name="Preformatted_20_Text">
      <style:paragraph-properties fo:margin-left="1.249cm" fo:margin-right="0cm" fo:text-indent="0cm" style:auto-text-indent="false" fo:padding="0cm" fo:border="none"/>
      <style:text-properties style:font-name="Lucida Console" fo:font-weight="normal" style:font-weight-asian="normal" style:font-weight-complex="normal"/>
    </style:style>
    <style:style style:name="P34" style:family="paragraph" style:parent-style-name="Preformatted_20_Text">
      <style:paragraph-properties fo:margin-left="1.249cm" fo:margin-right="0cm" fo:margin-top="0cm" fo:margin-bottom="0.499cm" fo:text-indent="0cm" style:auto-text-indent="false" fo:padding="0cm" fo:border="none"/>
      <style:text-properties style:font-name="Lucida Console" fo:font-weight="normal" style:font-weight-asian="normal" style:font-weight-complex="normal"/>
    </style:style>
    <style:style style:name="T1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2" style:family="text">
      <style:text-properties fo:font-size="10pt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8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9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1" style:family="text">
      <style:text-properties style:font-style-asian="italic"/>
    </style:style>
    <style:style style:name="T12" style:family="text">
      <style:text-properties style:font-style-complex="italic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style:font-size-asian="10pt"/>
    </style:style>
    <style:style style:name="T15" style:family="text">
      <style:text-properties style:font-size-complex="10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7">«Исследование топологии вычислителя»</text:p>
      <text:p text:style-name="P2"/>
      <text:p text:style-name="P2"/>
      <text:p text:style-name="P2"/>
      <text:p text:style-name="P2"/>
      <text:p text:style-name="P5">Преподаватель:<text:tab/><text:tab/><text:tab/>Красюк В.И.</text:p>
      <text:p text:style-name="P5">Выполнил:<text:tab/><text:tab/>студент гр. 3351</text:p>
      <text:p text:style-name="P5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8</text:p>
      <text:p text:style-name="Standard"/>
      <text:list text:style-name="WW8Num2">
        <text:list-item>
          <text:h text:style-name="P29" text:outline-level="1"><text:s/>Цель работы</text:h>
          <text:p text:style-name="P27">Исследовать топологию лабораторного вычислителя, методом «черного ящика», выработать гипотезу о его устройстве, доказать ее правильность.</text:p>
        </text:list-item>
        <text:list-item>
          <text:h text:style-name="P28" text:outline-level="1"><text:span text:style-name="T1"><text:s/></text:span><text:span text:style-name="T1">Выполнение</text:span></text:h>
          <text:list>
            <text:list-item>
              <text:h text:style-name="P31" text:outline-level="2">Известные сведения</text:h>
            </text:list-item>
          </text:list>
        </text:list-item>
      </text:list>
      <text:list text:style-name="L1">
        <text:list-item>
          <text:p text:style-name="P9">В PARIX информация о вычислителе и текущем процессорном элементе представлена следующей структурой данных:</text:p>
          <text:p text:style-name="P32">typedef struct {</text:p>
        </text:list-item>
      </text:list>
      <text:p text:style-name="P33"><text:s text:c="6"/><text:span text:style-name="T2">int MyProcID; </text:span></text:p>
      <text:p text:style-name="P33"><text:s text:c="6"/><text:span text:style-name="T2">int MyX; <text:s text:c="5"/></text:span></text:p>
      <text:p text:style-name="P33"><text:s text:c="6"/><text:span text:style-name="T2">int MyY; <text:s text:c="5"/></text:span></text:p>
      <text:p text:style-name="P33"><text:s text:c="6"/><text:span text:style-name="T2">int MyZ; <text:s text:c="5"/></text:span></text:p>
      <text:p text:style-name="P33"><text:s text:c="6"/><text:span text:style-name="T2">int nProcs; <text:s text:c="2"/></text:span></text:p>
      <text:p text:style-name="P33"><text:s text:c="6"/><text:span text:style-name="T2">int DimX; <text:s text:c="4"/></text:span></text:p>
      <text:p text:style-name="P33"><text:s text:c="6"/><text:span text:style-name="T2">int DimY; <text:s text:c="4"/></text:span></text:p>
      <text:p text:style-name="P33"><text:s text:c="6"/><text:span text:style-name="T2">int DimZ; <text:s text:c="4"/></text:span></text:p>
      <text:p text:style-name="P34">} RootProc_t;</text:p>
      <text:list text:style-name="WW8Num2" text:continue-numbering="true">
        <text:list-item>
          <text:list text:continue-numbering="true">
            <text:list-item>
              <text:h text:style-name="P31" text:outline-level="2">Программа для исследования вычислителя</text:h>
            </text:list-item>
          </text:list>
        </text:list-item>
      </text:list>
      <text:p text:style-name="P13">Составим программу, которая, исполняясь на каждом процессорном элементе, будет выводить значения полей этой структуры данных.</text:p>
      <text:p text:style-name="P10"/>
      <text:p text:style-name="P11">#include &lt;stdio.h&gt;</text:p>
      <text:p text:style-name="P11">#include &lt;string.h&gt;</text:p>
      <text:p text:style-name="P11">#include &lt;stdlib.h&gt;</text:p>
      <text:p text:style-name="P11"/>
      <text:p text:style-name="P11">#include &lt;sys/link.h&gt;</text:p>
      <text:p text:style-name="P11">#include &lt;sys/root.h&gt;</text:p>
      <text:p text:style-name="P11">#include &lt;sys/sys_rpc.h&gt;</text:p>
      <text:p text:style-name="P11"/>
      <text:p text:style-name="P11">int main(int argc, char* argv[])</text:p>
      <text:p text:style-name="P11">{</text:p>
      <text:p text:style-name="P11"><text:s text:c="7"/>RootProc_t* root;</text:p>
      <text:p text:style-name="P11"><text:s text:c="7"/>int MyProcId;</text:p>
      <text:p text:style-name="P11"><text:s text:c="7"/>int myx, myy, myz;</text:p>
      <text:p text:style-name="P11"><text:s text:c="7"/>int dimx, dimy, dimz;</text:p>
      <text:p text:style-name="P11"><text:s text:c="7"/>int next;</text:p>
      <text:p text:style-name="P11"/>
      <text:p text:style-name="P11"><text:s text:c="7"/>printf("started\n");</text:p>
      <text:p text:style-name="P11"/>
      <text:p text:style-name="P11"><text:s text:c="7"/>root = GET_ROOT()-&gt;ProcRoot;</text:p>
      <text:p text:style-name="P11"><text:s text:c="7"/>MyProcId = root-&gt;MyProcID;</text:p>
      <text:p text:style-name="P11"/>
      <text:p text:style-name="P11"><text:s text:c="7"/>myx=root-&gt;MyX;</text:p>
      <text:p text:style-name="P11"><text:s text:c="7"/>myy=root-&gt;MyY;</text:p>
      <text:p text:style-name="P11"><text:s text:c="7"/>myz=root-&gt;MyZ;</text:p>
      <text:p text:style-name="P11"/>
      <text:p text:style-name="P11"><text:s text:c="7"/>printf("[%d] my{%d %d %d}\n", MyProcId, myx,myy,myz);</text:p>
      <text:p text:style-name="P11"/>
      <text:p text:style-name="P11"><text:s text:c="7"/>dimx = root-&gt;DimX;</text:p>
      <text:p text:style-name="P11"><text:s text:c="7"/>dimy = root-&gt;DimY;</text:p>
      <text:p text:style-name="P11"><text:s text:c="7"/>dimz = root-&gt;DimZ;</text:p>
      <text:p text:style-name="P11"/>
      <text:p text:style-name="P11"><text:s text:c="7"/>printf("[%d] dim{%d %d %d}\n", MyProcId, dimx,dimy,dimz);</text:p>
      <text:p text:style-name="P11"/>
      <text:p text:style-name="P11"><text:s text:c="7"/>if (myy &lt; (dimy-1))</text:p>
      <text:p text:style-name="P11"><text:s text:c="7"/>{</text:p>
      <text:p text:style-name="P11"><text:s text:c="15"/>next =</text:p>
      <text:p text:style-name="P11"><text:s text:c="19"/>( myz * dimz * dimy ) +</text:p>
      <text:p text:style-name="P11"><text:s text:c="19"/>( ( myy + 1 ) * dimx ) +</text:p>
      <text:p text:style-name="P11"><text:s text:c="19"/>myx;</text:p>
      <text:p text:style-name="P11"><text:s text:c="15"/>printf("[%d] up %d\n", MyProcId, next);</text:p>
      <text:p text:style-name="P11"><text:s text:c="7"/>}</text:p>
      <text:p text:style-name="P11"><text:s text:c="7"/>else</text:p>
      <text:p text:style-name="P11"><text:s text:c="7"/>{</text:p>
      <text:p text:style-name="P11"><text:s text:c="15"/>printf("[%d] no up\n", MyProcId);</text:p>
      <text:p text:style-name="P11"><text:s text:c="7"/>}</text:p>
      <text:p text:style-name="P11"/>
      <text:p text:style-name="P11"/>
      <text:p text:style-name="P11"><text:s text:c="7"/>if (myx &lt; (dimx-1))</text:p>
      <text:p text:style-name="P11"><text:s text:c="7"/>{</text:p>
      <text:p text:style-name="P11"><text:s text:c="15"/>next =</text:p>
      <text:p text:style-name="P11"><text:s text:c="19"/>( myz * dimz * dimx ) +</text:p>
      <text:p text:style-name="P11"><text:s text:c="19"/>( myy * dimx ) +</text:p>
      <text:p text:style-name="P11"><text:s text:c="19"/>( myx + 1 );</text:p>
      <text:p text:style-name="P11"><text:soft-page-break/><text:s text:c="15"/>printf("[%d] right %d\n", MyProcId, next);</text:p>
      <text:p text:style-name="P11"><text:s text:c="7"/>}</text:p>
      <text:p text:style-name="P11"><text:s text:c="7"/>else</text:p>
      <text:p text:style-name="P11"><text:s text:c="7"/>{</text:p>
      <text:p text:style-name="P11"><text:s text:c="15"/>printf("[%d] no right\n", MyProcId);</text:p>
      <text:p text:style-name="P11"><text:s text:c="7"/>}</text:p>
      <text:p text:style-name="P11"/>
      <text:p text:style-name="P11"><text:s text:c="7"/>if (myx &gt; 1)</text:p>
      <text:p text:style-name="P11"><text:s text:c="7"/>{</text:p>
      <text:p text:style-name="P11"><text:s text:c="15"/>next =</text:p>
      <text:p text:style-name="P11"><text:s text:c="19"/>( myz * dimz * dimx ) +</text:p>
      <text:p text:style-name="P11"><text:s text:c="19"/>( myy * dimx ) +</text:p>
      <text:p text:style-name="P11"><text:s text:c="19"/>( myx - 1 );</text:p>
      <text:p text:style-name="P11"><text:s text:c="15"/>printf("[%d] left %d\n", MyProcId, next);</text:p>
      <text:p text:style-name="P11"><text:s text:c="7"/>}</text:p>
      <text:p text:style-name="P11"><text:s text:c="7"/>else</text:p>
      <text:p text:style-name="P11"><text:s text:c="7"/>{</text:p>
      <text:p text:style-name="P11"><text:s text:c="15"/>printf("[%d] no left\n", MyProcId);</text:p>
      <text:p text:style-name="P11"><text:s text:c="7"/>}</text:p>
      <text:p text:style-name="P11"/>
      <text:p text:style-name="P11"><text:s text:c="7"/>if (myy &gt; 1)</text:p>
      <text:p text:style-name="P11"><text:s text:c="7"/>{</text:p>
      <text:p text:style-name="P11"><text:s text:c="15"/>next =</text:p>
      <text:p text:style-name="P11"><text:s text:c="19"/>( myz * dimz * dimx ) +</text:p>
      <text:p text:style-name="P11"><text:s text:c="19"/>( ( myy - 1 ) * dimx ) +</text:p>
      <text:p text:style-name="P11"><text:s text:c="19"/>myx;</text:p>
      <text:p text:style-name="P11"><text:s text:c="15"/>printf("[%d] down %d\n", MyProcId, next);</text:p>
      <text:p text:style-name="P11"><text:s text:c="7"/>}</text:p>
      <text:p text:style-name="P11"><text:s text:c="7"/>else</text:p>
      <text:p text:style-name="P11"><text:s text:c="7"/>{</text:p>
      <text:p text:style-name="P11"><text:s text:c="15"/>printf("[%d] no down\n", MyProcId);</text:p>
      <text:p text:style-name="P11"><text:s text:c="7"/>}</text:p>
      <text:p text:style-name="P11"/>
      <text:p text:style-name="P11"><text:s text:c="7"/>printf("[%d] finished\n", MyProcId);</text:p>
      <text:p text:style-name="P11"><text:s text:c="7"/>return 0;</text:p>
      <text:p text:style-name="P11">}</text:p>
      <text:list text:style-name="WW8Num2" text:continue-numbering="true">
        <text:list-item>
          <text:list text:continue-numbering="true">
            <text:list-item>
              <text:h text:style-name="P31" text:outline-level="2">Результаты работы программы</text:h>
              <text:list>
                <text:list-item>
                  <text:p>Запустим программу командой</text:p>
                  <text:p text:style-name="P22">run -f1 m n lab2.px</text:p>
                  <text:p>где m, n — размеры решающего поля. Получим следующие результаты.</text:p>
                </text:list-item>
                <text:list-item>
                  <text:p>На решающем поле 1х1</text:p>
                </text:list-item>
              </text:list>
            </text:list-item>
          </text:list>
        </text:list-item>
      </text:list>
      <text:p text:style-name="P23">[0] dim{1 1 1} my{0 0 0} n=1</text:p>
      <text:p text:style-name="P23">up=-1, down=-1, left=-1, right=-1 [0 ? 0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На решающем поле 1х2</text:p>
                </text:list-item>
              </text:list>
            </text:list-item>
          </text:list>
        </text:list-item>
      </text:list>
      <text:p text:style-name="P23">[0] dim{1 2 1} my{0 0 0} n=2</text:p>
      <text:p text:style-name="P23">[1] dim{1 2 1} my{0 1 0} n=2</text:p>
      <text:p text:style-name="P23">up=1, down=-1, left=-1, right=-1 [0 ? 0]</text:p>
      <text:p text:style-name="P23">up=-1, down=-1, left=-1, right=-1 [1 ? 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На решающем поле 1х3</text:p>
                </text:list-item>
              </text:list>
            </text:list-item>
          </text:list>
        </text:list-item>
      </text:list>
      <text:p text:style-name="P23">[0] dim{1 3 1} my{0 0 0} n=3</text:p>
      <text:p text:style-name="P23">[2] dim{1 3 1} my{0 2 0} n=3</text:p>
      <text:p text:style-name="P23">[1] dim{1 3 1} my{0 1 0} n=3</text:p>
      <text:p text:style-name="P23">up=1, down=-1, left=-1, right=-1 [0 ? 0]</text:p>
      <text:p text:style-name="P23">up=-1, down=1, left=-1, right=-1 [2 ? 2]</text:p>
      <text:p text:style-name="P23">up=2, down=-1, left=-1, right=-1 [1 ? 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На решающем поле 1х4</text:p>
                </text:list-item>
              </text:list>
            </text:list-item>
          </text:list>
        </text:list-item>
      </text:list>
      <text:p text:style-name="P23">[0] dim{1 4 1} my{0 0 0} n=4</text:p>
      <text:p text:style-name="P23">[1] dim{1 4 1} my{0 1 0} n=4</text:p>
      <text:p text:style-name="P23">[3] dim{1 4 1} my{0 3 0} n=4</text:p>
      <text:p text:style-name="P23">[2] dim{1 4 1} my{0 2 0} n=4</text:p>
      <text:p text:style-name="P23">up=1, down=-1, left=-1, right=-1 [0 ? 0]</text:p>
      <text:p text:style-name="P23">up=2, down=0, left=-1, right=-1 [1 ? 1]</text:p>
      <text:p text:style-name="P23">up=-1, down=2, left=-1, right=-1 [3 ? 3]</text:p>
      <text:p text:style-name="P23">up=3, down=1, left=-1, right=-1 [2 ? 2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На решающем поле 2х1</text:p>
                </text:list-item>
              </text:list>
            </text:list-item>
          </text:list>
        </text:list-item>
      </text:list>
      <text:p text:style-name="P23">[0] dim{2 1 1} my{0 0 0} n=2</text:p>
      <text:p text:style-name="P23">[1] dim{2 1 1} my{1 0 0} n=2</text:p>
      <text:p text:style-name="P23">up=-1, down=-1, left=-1, right=1 [0 ? 0]</text:p>
      <text:p text:style-name="P23">up=-1, down=-1, left=-1, right=-1 [1 ? 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На решающем поле 3х1</text:p>
                </text:list-item>
              </text:list>
            </text:list-item>
          </text:list>
        </text:list-item>
      </text:list>
      <text:p text:style-name="P23">[0] dim{3 1 1} my{0 0 0} n=3</text:p>
      <text:p text:style-name="P23">[2] dim{3 1 1} my{2 0 0} n=3</text:p>
      <text:p text:style-name="P23">[1] dim{3 1 1} my{1 0 0} n=3</text:p>
      <text:p text:style-name="P23">up=-1, down=-1, left=-1, right=1 [0 ? 0]</text:p>
      <text:p text:style-name="P23">up=-1, down=-1, left=1, right=-1 [2 ? 2]</text:p>
      <text:p text:style-name="P23">up=-1, down=-1, left=-1, right=2 [1 ? 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На решающем поле 4х1</text:p>
                </text:list-item>
              </text:list>
            </text:list-item>
          </text:list>
        </text:list-item>
      </text:list>
      <text:p text:style-name="P23">[0] dim{4 1 1} my{0 0 0} n=4</text:p>
      <text:p text:style-name="P23">[1] dim{4 1 1} my{1 0 0} n=4</text:p>
      <text:p text:style-name="P23">[3] dim{4 1 1} my{3 0 0} n=4</text:p>
      <text:p text:style-name="P23">[2] dim{4 1 1} my{2 0 0} n=4</text:p>
      <text:p text:style-name="P23">up=-1, down=-1, left=-1, right=1 [0 ? 0]</text:p>
      <text:p text:style-name="P23">up=-1, down=-1, left=0, right=2 [1 ? 1]</text:p>
      <text:p text:style-name="P23"><text:soft-page-break/>up=-1, down=-1, left=2, right=-1 [3 ? 3]</text:p>
      <text:p text:style-name="P23">up=-1, down=-1, left=1, right=3 [2 ? 2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На решающем поле 2х2</text:p>
                </text:list-item>
              </text:list>
            </text:list-item>
          </text:list>
        </text:list-item>
      </text:list>
      <text:p text:style-name="P23">[0] dim{2 2 1} my{0 0 0} n=4</text:p>
      <text:p text:style-name="P23">[1] dim{2 2 1} my{1 0 0} n=4</text:p>
      <text:p text:style-name="P23">[2] dim{2 2 1} my{0 1 0} n=4</text:p>
      <text:p text:style-name="P23">[3] dim{2 2 1} my{1 1 0} n=4</text:p>
      <text:p text:style-name="P23">up=2, down=-1, left=-1, right=1 [0 ? 0]</text:p>
      <text:p text:style-name="P23">up=3, down=-1, left=0, right=-1 [1 ? 1]</text:p>
      <text:p text:style-name="P23">up=-1, down=0, left=-1, right=3 [2 ? 2]</text:p>
      <text:p text:style-name="P23">up=-1, down=1, left=2, right=-1 [3 ? 3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На решающем поле 3х3</text:p>
                </text:list-item>
              </text:list>
            </text:list-item>
          </text:list>
        </text:list-item>
      </text:list>
      <text:p text:style-name="P23">[0] dim{3 3 1} my{0 0 0} n=9</text:p>
      <text:p text:style-name="P23">[2] dim{3 3 1} my{2 0 0} n=9</text:p>
      <text:p text:style-name="P23">[6] dim{3 3 1} my{0 2 0} n=9</text:p>
      <text:p text:style-name="P23">[1] dim{3 3 1} my{1 0 0} n=9</text:p>
      <text:p text:style-name="P23">[3] dim{3 3 1} my{0 1 0} n=9</text:p>
      <text:p text:style-name="P23">[8] dim{3 3 1} my{2 2 0} n=9</text:p>
      <text:p text:style-name="P23">[7] dim{3 3 1} my{1 2 0} n=9</text:p>
      <text:p text:style-name="P23">[5] dim{3 3 1} my{2 1 0} n=9</text:p>
      <text:p text:style-name="P23">[4] dim{3 3 1} my{1 1 0} n=9</text:p>
      <text:p text:style-name="P23">up=3, down=-1, left=-1, right=1 [0 ? 0]</text:p>
      <text:p text:style-name="P23">up=5, down=-1, left=1, right=-1 [2 ? 2]</text:p>
      <text:p text:style-name="P23">up=-1, down=3, left=-1, right=7 [6 ? 6]</text:p>
      <text:p text:style-name="P23">up=4, down=-1, left=0, right=2 [1 ? 1]</text:p>
      <text:p text:style-name="P23">up=6, down=0, left=-1, right=4 [3 ? 3]</text:p>
      <text:p text:style-name="P23">up=-1, down=5, left=7, right=-1 [8 ? 8]</text:p>
      <text:p text:style-name="P23">up=-1, down=4, left=6, right=8 [7 ? 7]</text:p>
      <text:p text:style-name="P23">up=8, down=2, left=4, right=-1 [5 ? 5]</text:p>
      <text:p text:style-name="P23">up=7, down=1, left=3, right=5 [4 ? 4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На решающем поле 4х4</text:p>
                </text:list-item>
              </text:list>
            </text:list-item>
          </text:list>
        </text:list-item>
      </text:list>
      <text:p text:style-name="P23">[0] dim{4 4 1} my{0 0 0} n=16</text:p>
      <text:p text:style-name="P23">[4] dim{4 4 1} my{0 1 0} n=16</text:p>
      <text:p text:style-name="P23">[12] dim{4 4 1} my{0 3 0} n=16</text:p>
      <text:p text:style-name="P23">[8] dim{4 4 1} my{0 2 0} n=16</text:p>
      <text:p text:style-name="P23">[1] dim{4 4 1} my{1 0 0} n=16</text:p>
      <text:p text:style-name="P23">[5] dim{4 4 1} my{1 1 0} n=16</text:p>
      <text:p text:style-name="P23">up=4, down=-1, left=-1, right=1 [0 ? 0]</text:p>
      <text:p text:style-name="P23">[13] dim{4 4 1} my{1 3 0} n=16</text:p>
      <text:p text:style-name="P23">[9] dim{4 4 1} my{1 2 0} n=16</text:p>
      <text:p text:style-name="P23">[2] dim{4 4 1} my{2 0 0} n=16</text:p>
      <text:p text:style-name="P23">[3] dim{4 4 1} my{3 0 0} n=16</text:p>
      <text:p text:style-name="P23">up=8, down=0, left=-1, right=5 [4 ? 4]</text:p>
      <text:p text:style-name="P23">up=-1, down=8, left=-1, right=13 [12 ? 12]</text:p>
      <text:p text:style-name="P23">up=12, down=4, left=-1, right=9 [8 ? 8]</text:p>
      <text:p text:style-name="P23">[6] dim{4 4 1} my{2 1 0} n=16</text:p>
      <text:p text:style-name="P23">[14] dim{4 4 1} my{2 3 0} n=16</text:p>
      <text:p text:style-name="P23">[10] dim{4 4 1} my{2 2 0} n=16</text:p>
      <text:p text:style-name="P23">up=5, down=-1, left=0, right=2 [1 ? 1]</text:p>
      <text:p text:style-name="P23">[7] dim{4 4 1} my{3 1 0} n=16</text:p>
      <text:p text:style-name="P23">[15] dim{4 4 1} my{3 3 0} n=16</text:p>
      <text:p text:style-name="P23">up=9, down=1, left=4, right=6 [5 ? 5]</text:p>
      <text:p text:style-name="P23">[11] dim{4 4 1} my{3 2 0} n=16</text:p>
      <text:p text:style-name="P23">up=-1, down=9, left=12, right=14 [13 ? 13]</text:p>
      <text:p text:style-name="P23">up=13, down=5, left=8, right=10 [9 ? 9]</text:p>
      <text:p text:style-name="P23">up=6, down=-1, left=1, right=3 [2 ? 2]</text:p>
      <text:p text:style-name="P23">up=7, down=-1, left=2, right=-1 [3 ? 3]</text:p>
      <text:p text:style-name="P23">up=10, down=2, left=5, right=7 [6 ? 6]</text:p>
      <text:p text:style-name="P23">up=-1, down=10, left=13, right=15 [14 ? 14]</text:p>
      <text:p text:style-name="P23">up=14, down=6, left=9, right=11 [10 ? 10]</text:p>
      <text:p text:style-name="P23">up=11, down=3, left=6, right=-1 [7 ? 7]</text:p>
      <text:p text:style-name="P23">up=-1, down=11, left=14, right=-1 [15 ? 15]</text:p>
      <text:p text:style-name="P23">up=15, down=7, left=10, right=-1 [11 ? 11]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>При попытке исполнить программу на решающем поле размерностью больше 4 результат - ошибка</text:p>
                </text:list-item>
              </text:list>
            </text:list-item>
            <text:list-item>
              <text:h text:style-name="P31" text:outline-level="2">Предположения</text:h>
            </text:list-item>
          </text:list>
        </text:list-item>
      </text:list>
      <text:p text:style-name="P12">Рассмотрев результаты выполнения программы, можно предположить, что:</text:p>
      <text:list text:style-name="L2">
        <text:list-item>
          <text:p text:style-name="P14"><text:span text:style-name="T4">dimX, dimY, dimZ</text:span> — меняются в зависимости от размеров решающего поля</text:p>
        </text:list-item>
        <text:list-item>
          <text:p text:style-name="P14">Размер по d<text:span text:style-name="T4">imZ = 1</text:span>, т.е. вычислитель двумерен</text:p>
        </text:list-item>
        <text:list-item>
          <text:p text:style-name="P16">nProcs = dimX * dimY * dimZ</text:p>
        </text:list-item>
        <text:list-item>
          <text:p text:style-name="P16">0 <text:span text:style-name="T6">≤ myX ≤ dimX - 1</text:span></text:p>
          <text:p text:style-name="P16"><text:span text:style-name="T6">0 ≤ myY ≤ dimY - 1</text:span></text:p>
        </text:list-item>
        <text:list-item>
          <text:p text:style-name="P16"><text:span text:style-name="T6">myX, myY, myZ — </text:span><text:span text:style-name="T7">не зависят от размеров решающего поля, а только от процессорного элемента, где исполняется программа в данный момент</text:span></text:p>
        </text:list-item>
        <text:list-item>
          <text:p text:style-name="P16"><text:span text:style-name="T6">MyProcID</text:span><text:span text:style-name="T7"> вычисляется по формуле </text:span></text:p>
          <text:p text:style-name="P16"><text:span text:style-name="T6">(myZ * dimX * dimY) + (myY * dimX) + myX</text:span></text:p>
          <text:p text:style-name="P21"><text:span text:style-name="T6">Это подтверждается сравнением значений, вычисленных самостоятельно со значениями, выданными структурой данных</text:span></text:p>
        </text:list-item>
        <text:list-item>
          <text:p text:style-name="P16"><text:soft-page-break/><text:span text:style-name="T6">Идентификаторы соседних процессорных элементов</text:span></text:p>
          <text:list>
            <text:list-item>
              <text:p text:style-name="P16"><text:span text:style-name="T6">Слева</text:span></text:p>
            </text:list-item>
          </text:list>
        </text:list-item>
      </text:list>
      <text:p text:style-name="P25">( myz * dimz * dimx ) +( myy * dimx ) + <text:span text:style-name="T13">( myx - 1 )</text:span></text:p>
      <text:list text:style-name="L2">
        <text:list-item>
          <text:list>
            <text:list-item>
              <text:p text:style-name="P16"><text:span text:style-name="T6">Справа</text:span></text:p>
            </text:list-item>
          </text:list>
        </text:list-item>
      </text:list>
      <text:p text:style-name="P26">( myz * dimz * dimx ) + ( myy * dimx ) +<text:span text:style-name="T13"> ( myx + 1 )</text:span></text:p>
      <text:list text:style-name="L2">
        <text:list-item>
          <text:list>
            <text:list-item>
              <text:p text:style-name="P16"><text:span text:style-name="T6">Сверху</text:span></text:p>
            </text:list-item>
          </text:list>
        </text:list-item>
      </text:list>
      <text:p text:style-name="P25">( myz * dimz * dimy ) + ( ( myy + 1 ) * dimx ) +<text:span text:style-name="T13"> myx</text:span></text:p>
      <text:list text:style-name="L2">
        <text:list-item>
          <text:list>
            <text:list-item>
              <text:p text:style-name="P16"><text:span text:style-name="T6">Снизу</text:span></text:p>
            </text:list-item>
          </text:list>
        </text:list-item>
      </text:list>
      <text:p text:style-name="P24"><text:span text:style-name="T9">( myz * dimz * dimx ) + ( ( myy - 1 ) * dimx ) +</text:span><text:span text:style-name="T10"> myx</text:span></text:p>
      <text:list text:style-name="WW8Num2" text:continue-numbering="true">
        <text:list-item>
          <text:list text:continue-numbering="true">
            <text:list-item>
              <text:h text:style-name="P31" text:outline-level="2">Доказательство</text:h>
            </text:list-item>
          </text:list>
        </text:list-item>
      </text:list>
      <text:p text:style-name="Standard"/>
      <text:list text:style-name="WW8Num2" text:continue-numbering="true">
        <text:list-item>
          <text:h text:style-name="P30" text:outline-level="1"><text:span text:style-name="T1"><text:s/></text:span><text:span text:style-name="T1">Вывод</text:span></text:h>
        </text:list-item>
      </text:list>
      <text:p text:style-name="P6">В ходе лабораторной работы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initial-creator>Андрей</meta:initial-creator>
    <meta:creation-date>2007-02-26T21:03:00</meta:creation-date>
    <dc:date>2008-05-03T21:00:56</dc:date>
    <meta:print-date>2007-10-20T15:01:00</meta:print-date>
    <meta:editing-cycles>305</meta:editing-cycles>
    <meta:editing-duration>PT18H21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236" meta:word-count="1502" meta:character-count="7388"/>
  </office:meta>
</office:document-meta>
</file>